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730" officeooo:paragraph-rsid="0001c730"/>
    </style:style>
    <style:style style:name="P2" style:family="paragraph" style:parent-style-name="Standard">
      <style:text-properties officeooo:rsid="0006df34" officeooo:paragraph-rsid="0006df34"/>
    </style:style>
    <style:style style:name="T1" style:family="text">
      <style:text-properties officeooo:rsid="0001c730"/>
    </style:style>
    <style:style style:name="T2" style:family="text">
      <style:text-properties officeooo:rsid="0006df34"/>
    </style:style>
    <style:style style:name="T3" style:family="text">
      <style:text-properties officeooo:rsid="0007692d"/>
    </style:style>
    <style:style style:name="T4" style:family="text">
      <style:text-properties officeooo:rsid="0007c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emy spawn rate is due to 2 factors:<text:line-break/>Time and “noisy” buildings.</text:p>
      <text:p text:style-name="P1"/>
      <text:p text:style-name="P1"><text:span text:style-name="T2">Materials</text:span>:<text:line-break/>Energy <text:span text:style-name="T2">||</text:span> <text:span text:style-name="T4">This resource can be won from limited nodes or by placing unlimited solar panels. Required to do most things. There’s a base generation to prevent deadlocks.</text:span></text:p>
      <text:p text:style-name="P1">Material I <text:span text:style-name="T2">||</text:span> “<text:span text:style-name="T2">Nilrun</text:span>” <text:span text:style-name="T3">Mined from nodes. This is the base resource. There’s a base generation </text:span><text:span text:style-name="T4">to prevent deadlocks.</text:span></text:p>
      <text:p text:style-name="P1">Material II <text:span text:style-name="T2">|| </text:span>“<text:span text:style-name="T2">Zasterite</text:span>” Mined from nodes.</text:p>
      <text:p text:style-name="Standard"><text:span text:style-name="T1">Gas </text:span><text:span text:style-name="T2">|| </text:span><text:span text:style-name="T1">“</text:span><text:span text:style-name="T2">Puritanium</text:span><text:span text:style-name="T1">” Extracted from rare nodes.</text:span></text:p>
      <text:p text:style-name="P1">Material III <text:span text:style-name="T2">|| </text:span>“<text:span text:style-name="T2">Vitrium</text:span>” Made from Titanium and Gas</text:p>
      <text:p text:style-name="P2">Material IV || “Charite” Persistent Resource used for upgrading things. Made from Vitrium and Nilrun <text:span text:style-name="T4">in a 1 : 2 ratio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20:13.541634923</meta:creation-date>
    <dc:date>2025-01-20T21:10:41.738823172</dc:date>
    <meta:editing-duration>PT2H57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04" meta:character-count="618" meta:non-whitespace-character-count="521"/>
  </office:meta>
</office:document-meta>
</file>